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0972in" loext:contextual-spacing="false" fo:line-height="120%" fo:orphans="0" fo:widows="0"/>
      <style:text-properties style:font-name="Times New Roman" fo:font-weight="bold" officeooo:paragraph-rsid="001195f5" style:font-weight-asian="bold" style:font-name-complex="Times New Roman1" style:font-weight-complex="bold"/>
    </style:style>
    <style:style style:name="P2" style:family="paragraph" style:parent-style-name="Standard">
      <style:paragraph-properties fo:margin-top="0in" fo:margin-bottom="0.0972in" loext:contextual-spacing="false" fo:line-height="120%" fo:orphans="0" fo:widows="0"/>
      <style:text-properties style:font-name="Times New Roman" officeooo:paragraph-rsid="001195f5" style:font-name-complex="Times New Roman1"/>
    </style:style>
    <style:style style:name="P3" style:family="paragraph" style:parent-style-name="Standard" style:master-page-name="Standard">
      <style:paragraph-properties fo:margin-top="0in" fo:margin-bottom="0.0972in" loext:contextual-spacing="false" fo:line-height="120%" fo:text-align="center" style:justify-single-word="false" fo:orphans="0" fo:widows="0" style:page-number="auto"/>
      <style:text-properties style:font-name="Times New Roman" officeooo:paragraph-rsid="001195f5" style:font-name-complex="Times New Roman1"/>
    </style:style>
    <style:style style:name="P4" style:family="paragraph" style:parent-style-name="Standard">
      <style:paragraph-properties fo:margin-top="0in" fo:margin-bottom="0.0972in" loext:contextual-spacing="false" fo:line-height="120%" fo:orphans="0" fo:widows="0"/>
      <style:text-properties style:font-name="Times New Roman" fo:font-weight="bold" officeooo:paragraph-rsid="001195f5" style:font-weight-asian="bold" style:font-name-complex="Times New Roman1" style:font-weight-complex="bold"/>
    </style:style>
    <style:style style:name="P5" style:family="paragraph" style:parent-style-name="Standard">
      <style:paragraph-properties fo:margin-top="0in" fo:margin-bottom="0.0972in" loext:contextual-spacing="false" fo:line-height="120%" fo:orphans="0" fo:widows="0"/>
      <style:text-properties style:font-name="Times New Roman" officeooo:paragraph-rsid="001195f5" style:font-name-complex="Times New Roman1"/>
    </style:style>
    <style:style style:name="P6" style:family="paragraph" style:parent-style-name="Standard">
      <style:paragraph-properties fo:margin-top="0in" fo:margin-bottom="0.0972in" loext:contextual-spacing="false" fo:line-height="120%" fo:orphans="0" fo:widows="0"/>
      <style:text-properties style:font-name="Times New Roman" officeooo:paragraph-rsid="0014b1ee" style:font-name-complex="Times New Roman1"/>
    </style:style>
    <style:style style:name="P7" style:family="paragraph" style:parent-style-name="Standard">
      <style:paragraph-properties fo:margin-top="0in" fo:margin-bottom="0.0972in" loext:contextual-spacing="false" fo:line-height="120%" fo:orphans="0" fo:widows="0"/>
      <style:text-properties style:font-name="Times New Roman" officeooo:rsid="0014b1ee" officeooo:paragraph-rsid="0014b1ee" style:font-name-complex="Times New Roman1"/>
    </style:style>
    <style:style style:name="P8" style:family="paragraph" style:parent-style-name="Standard">
      <style:paragraph-properties fo:margin-top="0in" fo:margin-bottom="0.0972in" loext:contextual-spacing="false" fo:line-height="120%" fo:orphans="0" fo:widows="0"/>
      <style:text-properties style:font-name="Times New Roman" officeooo:rsid="0014b1ee" officeooo:paragraph-rsid="0015b6be" style:font-name-complex="Times New Roman1"/>
    </style:style>
    <style:style style:name="P9" style:family="paragraph" style:parent-style-name="Standard">
      <style:paragraph-properties fo:margin-top="0in" fo:margin-bottom="0.0972in" loext:contextual-spacing="false" fo:line-height="120%" fo:orphans="0" fo:widows="0"/>
      <style:text-properties style:font-name="Times New Roman" officeooo:rsid="0014b1ee" officeooo:paragraph-rsid="00173379" style:font-name-complex="Times New Roman1"/>
    </style:style>
    <style:style style:name="P10" style:family="paragraph" style:parent-style-name="Standard">
      <style:paragraph-properties fo:margin-top="0in" fo:margin-bottom="0.0972in" loext:contextual-spacing="false" fo:line-height="120%" fo:orphans="0" fo:widows="0"/>
      <style:text-properties officeooo:paragraph-rsid="001486aa"/>
    </style:style>
    <style:style style:name="T1" style:family="text">
      <style:text-properties style:font-name="Times New Roman" style:font-name-complex="Times New Roman1"/>
    </style:style>
    <style:style style:name="T2" style:family="text">
      <style:text-properties style:font-name="Times New Roman" officeooo:rsid="001486aa" style:font-name-complex="Times New Roman1"/>
    </style:style>
    <style:style style:name="T3" style:family="text">
      <style:text-properties style:font-name="Times New Roman" officeooo:rsid="0015bc99" style:font-name-complex="Times New Roman1"/>
    </style:style>
    <style:style style:name="T4" style:family="text">
      <style:text-properties style:font-name="Times New Roman" officeooo:rsid="001a20e1" style:font-name-complex="Times New Roman1"/>
    </style:style>
    <style:style style:name="T5" style:family="text">
      <style:text-properties style:text-position="sub 58%" style:font-name="Times New Roman" style:font-name-complex="Times New Roman1"/>
    </style:style>
    <style:style style:name="T6" style:family="text">
      <style:text-properties officeooo:rsid="0014b1ee"/>
    </style:style>
    <style:style style:name="T7" style:family="text">
      <style:text-properties officeooo:rsid="0015b6be"/>
    </style:style>
    <style:style style:name="T8" style:family="text">
      <style:text-properties officeooo:rsid="001a20e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GU2017 Abstract Aaron Spring</text:p>
      <text:p text:style-name="P1"><text:bookmark text:name="_GoBack"/></text:p>
      <text:p text:style-name="P1">The role of internal variability for decadal carbon uptake anomalies in the Southern Ocean</text:p>
      <text:p text:style-name="P2">Aaron Spring, Hongmei Li, Tatiana Ilyina</text:p>
      <text:p text:style-name="P2">Max Planck Institute for Meteorology, Bundesstraße 53, 20146 Hamburg, Germany</text:p>
      <text:p text:style-name="P2"/>
      <text:p text:style-name="P10"><text:span text:style-name="T1">The oceans, especially the Southern Ocean, act as a major sink for anthropogenic CO</text:span><text:span text:style-name="T5">2</text:span><text:span text:style-name="T1"> emissions and play an essential role in modulating global carbon cycle and climate change. Previous studies based on observations (e.g., Landschützer et al. 2015) show pronounced decadal variations of carbon uptake in the Southern Ocean in recent decades and that this variability is largely driven by internal climate variability. However, due to limited ensemble size of simulations, the varia</text:span><text:span text:style-name="T2">bility </text:span><text:span text:style-name="T1">of this important ocean sink </text:span><text:span text:style-name="T3">is</text:span><text:span text:style-name="T1"> still poorly assessed </text:span><text:span text:style-name="T4">by</text:span><text:span text:style-name="T1"> the state-of-the-art earth system models (ESMs). </text:span></text:p>
      <text:p text:style-name="P7">To assess variability, we generate a large ensemble of historical simulations via perturbed initial conditions in the ocean and atmosphere. Based on the Max Planck Institute-ESM (MPI-ESM), we simulate 100 historical simulations from 1850 to 2005.</text:p>
      <text:p text:style-name="P6"><text:span text:style-name="T6">T</text:span>o investigate the internal variability of the <text:span text:style-name="T6">air-sea</text:span> carbon flux<text:span text:style-name="T6">es</text:span> in the Southern Ocean, <text:span text:style-name="T6">we analyze the variability of the underlying processes; such as sea level pressure and wind in the atmosphere, sea surface temperature or mixing of the ocean and primary production in biogeochemistry</text:span>.</text:p>
      <text:p text:style-name="P9">We identify individual ensemble members that show <text:span text:style-name="T8">decadal </text:span>anomalous <text:span text:style-name="T8">outgassing </text:span>trends in the carbon sink similar to observations. Preliminary results indicate two main drivers for these carbon flux trends: <text:span text:style-name="T7">i) i</text:span>ntensified winds enhance upwelling of carbon-rich waters <text:span text:style-name="T7">ii) primary production is reduced at 50-60°S by reduced euphotic water column stability; and enhanced at 40-50°S by increased phytoplankton growth rate due to temperature increase.</text:span></text:p>
      <text:p text:style-name="P8"><text:span text:style-name="T7">We conclude that large ensemble simulations are able to reproduce decadal trends of carbon sink variability of the Southern Ocean.</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4T11:41:05.112891957</meta:creation-date>
    <meta:generator>LibreOffice/5.1.5.2$Linux_X86_64 LibreOffice_project/7a864d8825610a8c07cfc3bc01dd4fce6a9447e5</meta:generator>
    <dc:date>2017-01-10T17:47:34.821901976</dc:date>
    <meta:editing-duration>PT3H38M8S</meta:editing-duration>
    <meta:editing-cycles>8</meta:editing-cycles>
    <meta:document-statistic meta:table-count="0" meta:image-count="0" meta:object-count="0" meta:page-count="1" meta:paragraph-count="9" meta:word-count="287" meta:character-count="1946" meta:non-whitespace-character-count="1665"/>
  </office:meta>
</office:document-meta>
</file>